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178in"/>
    </style:style>
    <style:style style:name="co2" style:family="table-column">
      <style:table-column-properties fo:break-before="auto" style:column-width="1.9035in"/>
    </style:style>
    <style:style style:name="co3" style:family="table-column">
      <style:table-column-properties fo:break-before="auto" style:column-width="0.9374in"/>
    </style:style>
    <style:style style:name="co4" style:family="table-column">
      <style:table-column-properties fo:break-before="auto" style:column-width="0.8374in"/>
    </style:style>
    <style:style style:name="co5" style:family="table-column">
      <style:table-column-properties fo:break-before="auto" style:column-width="1.0071in"/>
    </style:style>
    <style:style style:name="co6" style:family="table-column">
      <style:table-column-properties fo:break-before="auto" style:column-width="0.2091in"/>
    </style:style>
    <style:style style:name="co7" style:family="table-column">
      <style:table-column-properties fo:break-before="auto" style:column-width="0.7591in"/>
    </style:style>
    <style:style style:name="co8" style:family="table-column">
      <style:table-column-properties fo:break-before="auto" style:column-width="1.1339in"/>
    </style:style>
    <style:style style:name="co9" style:family="table-column">
      <style:table-column-properties fo:break-before="auto" style:column-width="1.4425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ce2" style:family="table-cell" style:parent-style-name="Accent_20_1">
      <style:table-cell-properties fo:background-color="#ffffff"/>
    </style:style>
    <style:style style:name="ce3" style:family="table-cell" style:parent-style-name="Accent_20_1" style:data-style-name="N119">
      <style:table-cell-properties fo:background-color="#ffffff"/>
    </style:style>
    <style:style style:name="ce4" style:family="table-cell" style:parent-style-name="Accent_20_1" style:data-style-name="N119"/>
    <style:style style:name="ce5" style:family="table-cell" style:parent-style-name="Default" style:data-style-name="N119"/>
    <style:style style:name="T1" style:family="text">
      <style:text-properties fo:font-weight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5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number-columns-repeated="53" table:default-cell-style-name="Default"/>
        <table:table-row table:style-name="ro1">
          <table:table-cell table:style-name="ce1" office:value-type="string">
            <text:p>x</text:p>
          </table:table-cell>
          <table:table-cell table:style-name="ce2" table:number-columns-repeated="6"/>
          <table:table-cell table:style-name="ce3"/>
          <table:table-cell table:style-name="ce2" table:number-columns-repeated="56"/>
        </table:table-row>
        <table:table-row table:style-name="ro1">
          <table:table-cell/>
          <table:table-cell table:style-name="Accent_20_1" office:value-type="string">
            <text:p>name</text:p>
          </table:table-cell>
          <table:table-cell table:style-name="Accent_20_1" office:value-type="string">
            <text:p>x</text:p>
          </table:table-cell>
          <table:table-cell table:style-name="Accent_20_1" office:value-type="string">
            <text:p>state</text:p>
          </table:table-cell>
          <table:table-cell table:style-name="Accent_20_1" office:value-type="string">
            <text:p>use</text:p>
          </table:table-cell>
          <table:table-cell table:style-name="Accent_20_1" office:value-type="string">
            <text:p>school</text:p>
          </table:table-cell>
          <table:table-cell table:style-name="Accent_20_1" office:value-type="string">
            <text:p>x</text:p>
          </table:table-cell>
          <table:table-cell table:style-name="ce4" office:value-type="string">
            <text:p>value</text:p>
          </table:table-cell>
          <table:table-cell table:style-name="Accent_20_1" office:value-type="string">
            <text:p>per unit</text:p>
          </table:table-cell>
          <table:table-cell table:style-name="Accent_20_1" office:value-type="string">
            <text:p>x</text:p>
          </table:table-cell>
          <table:table-cell table:style-name="Accent_20_1" office:value-type="string">
            <text:p>detail</text:p>
          </table:table-cell>
          <table:table-cell table:style-name="Accent_20_1" table:number-columns-repeated="53"/>
        </table:table-row>
        <table:table-row table:style-name="ro1">
          <table:table-cell/>
          <table:table-cell office:value-type="string">
            <text:p>Philosopher’s Ston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/>
          <table:table-cell office:value-type="float" office:value="352000">
            <text:p>352,000.0 </text:p>
          </table:table-cell>
          <table:table-cell office:value-type="string">
            <text:p>per unit</text:p>
          </table:table-cell>
          <table:table-cell/>
          <table:table-cell office:value-type="string">
            <text:p>The most base and most powerful alchemical product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Red Water</text:p>
          </table:table-cell>
          <table:table-cell/>
          <table:table-cell office:value-type="string">
            <text:p>Liquid</text:p>
          </table:table-cell>
          <table:table-cell office:value-type="string">
            <text:p>Material</text:p>
          </table:table-cell>
          <table:table-cell office:value-type="string">
            <text:p>Transmutation</text:p>
          </table:table-cell>
          <table:table-cell/>
          <table:table-cell office:value-type="float" office:value="20">
            <text:p>2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A liquid product of a Philosopher’s Stone that inherits a portion of it’s power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Yellow Powder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Transmutation</text:p>
          </table:table-cell>
          <table:table-cell/>
          <table:table-cell office:value-type="float" office:value="5">
            <text:p>5.0 </text:p>
          </table:table-cell>
          <table:table-cell office:value-type="string">
            <text:p>per ounce</text:p>
          </table:table-cell>
          <table:table-cell/>
          <table:table-cell office:value-type="string">
            <text:p>A powdered product of a Philosopher’s Stone that inherits a minor portion of its power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Elven Wine</text:p>
          </table:table-cell>
          <table:table-cell/>
          <table:table-cell office:value-type="string">
            <text:p>Liquid</text:p>
          </table:table-cell>
          <table:table-cell office:value-type="string">
            <text:p>Vice</text:p>
          </table:table-cell>
          <table:table-cell office:value-type="string">
            <text:p>Enchantment</text:p>
          </table:table-cell>
          <table:table-cell/>
          <table:table-cell office:value-type="float" office:value="15">
            <text:p>15.0 </text:p>
          </table:table-cell>
          <table:table-cell office:value-type="string">
            <text:p>per gallon</text:p>
          </table:table-cell>
          <table:table-cell/>
          <table:table-cell office:value-type="string">
            <text:p>Elven Wine is an alcoholic drink that tastes very much like wine, and hydrates you like water as you drink it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Light</text:p>
          </table:table-cell>
          <table:table-cell/>
          <table:table-cell office:value-type="string">
            <text:p>Liquid</text:p>
          </table:table-cell>
          <table:table-cell office:value-type="string">
            <text:p>Material</text:p>
          </table:table-cell>
          <table:table-cell office:value-type="string">
            <text:p>Enchantment</text:p>
          </table:table-cell>
          <table:table-cell/>
          <table:table-cell office:value-type="float" office:value="7">
            <text:p>7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Light is as it is on the tin; light made liquid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Fear</text:p>
          </table:table-cell>
          <table:table-cell/>
          <table:table-cell office:value-type="string">
            <text:p>Liqu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/>
          <table:table-cell office:value-type="float" office:value="14">
            <text:p>14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Fear is a substance that, upon contact with a mortal, invokes fear in them. Consuming this in quantities over an 1/8th of a gallon is extremely dangerou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Joy</text:p>
          </table:table-cell>
          <table:table-cell/>
          <table:table-cell office:value-type="string">
            <text:p>Liquid</text:p>
          </table:table-cell>
          <table:table-cell office:value-type="string">
            <text:p>Vice</text:p>
          </table:table-cell>
          <table:table-cell office:value-type="string">
            <text:p>Enchantment</text:p>
          </table:table-cell>
          <table:table-cell/>
          <table:table-cell office:value-type="float" office:value="24">
            <text:p>24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Joy is a substance that, upon contact with a mortal, invokes pure joy in them. This substance is quite addictive, as its effects are nearly irreproducable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Calm</text:p>
          </table:table-cell>
          <table:table-cell/>
          <table:table-cell office:value-type="string">
            <text:p>Liqu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/>
          <table:table-cell office:value-type="float" office:value="16">
            <text:p>16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Calm is a substance that, upon contact with a mortal, invokes an emotional calm in them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Healing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Necromancy</text:p>
          </table:table-cell>
          <table:table-cell/>
          <table:table-cell office:value-type="float" office:value="125">
            <text:p>12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Healing must be ingested to be effective, as is true of all potions, and will provide its quaffer a measure of physical regeneration, recouperation, and enhancement, and emotional boldness. (2d4+4 hp/lvl)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Vitality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60">
            <text:p>6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Vitality are often passed off as Potions of Healing, as their effects are similar, but a potion of Vitality only offers the<text:span text:style-name="T1"> </text:span>temporary effects of true Healing; the recouperation and boldness especially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Cure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100">
            <text:p>10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Cure Disease are most often used by folks of means to stave off illness or diseas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Resistance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175">
            <text:p>17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Resistance provide their quaffer a measure of resistance to physical damage, such as slashing, piercing, or bludgeoning damag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Elemental Resistance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250">
            <text:p>25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Elemental Resistance provide their quaffer a measure of resistance to elemental damage, such as acid, cold, fire, lightning, and thunder damage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Barkskin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80">
            <text:p>8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Barkskin have remarkably similar effects to the spell <text:span text:style-name="T2">Barkskin.</text:span>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Stoneskin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90">
            <text:p>9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Stoneskin have remarkably similar effects to the spell <text:span text:style-name="T2">Stoneskin.</text:span>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Rage</text:p>
          </table:table-cell>
          <table:table-cell/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nchantment</text:p>
          </table:table-cell>
          <table:table-cell/>
          <table:table-cell office:value-type="float" office:value="40">
            <text:p>4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Rage is considered a poison due to its powerful offensive use against large groups of targets in battle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Love</text:p>
          </table:table-cell>
          <table:table-cell/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nchantment</text:p>
          </table:table-cell>
          <table:table-cell/>
          <table:table-cell office:value-type="float" office:value="400">
            <text:p>40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Love is considered a poison due to its use by rebuffed narrcacists against unsuspecting victim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Greed</text:p>
          </table:table-cell>
          <table:table-cell/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nchantment</text:p>
          </table:table-cell>
          <table:table-cell/>
          <table:table-cell office:value-type="float" office:value="135">
            <text:p>13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Greed is considered a poison due to its use by less-than-reputable merchants as a purchasing incentiv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Enhancement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Enchantment</text:p>
          </table:table-cell>
          <table:table-cell/>
          <table:table-cell office:value-type="float" office:value="180">
            <text:p>18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Enhancement provide their quaffer a temporary physical or mental enhancement. 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Detection: …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Divination</text:p>
          </table:table-cell>
          <table:table-cell/>
          <table:table-cell office:value-type="float" office:value="300">
            <text:p>30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Detection provide their quaffer a temporary ability to detect unknowns. 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Sense: …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Divination</text:p>
          </table:table-cell>
          <table:table-cell/>
          <table:table-cell office:value-type="float" office:value="235">
            <text:p>23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Sense provide their quaffer a temporary ability to sense unknowns. 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Understanding: …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Divination</text:p>
          </table:table-cell>
          <table:table-cell/>
          <table:table-cell office:value-type="float" office:value="800">
            <text:p>80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Understanding provide their quaffer a temporary understanding of unknown concepts. 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Haste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Enchantment</text:p>
          </table:table-cell>
          <table:table-cell/>
          <table:table-cell office:value-type="float" office:value="150">
            <text:p>15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Haste provide their quaffer a measure of preternatural speed. 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Dragon’s Breath: Color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Conjuration</text:p>
          </table:table-cell>
          <table:table-cell/>
          <table:table-cell office:value-type="float" office:value="150">
            <text:p>15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Dragon’s Breath imbue their quaffer with the ability to breath a powerful forc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Form: Shadow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Transmutation</text:p>
          </table:table-cell>
          <table:table-cell/>
          <table:table-cell office:value-type="float" office:value="250">
            <text:p>25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Form: Gas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Transmutation</text:p>
          </table:table-cell>
          <table:table-cell/>
          <table:table-cell office:value-type="float" office:value="130">
            <text:p>13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Form: Aqua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Transmutation</text:p>
          </table:table-cell>
          <table:table-cell/>
          <table:table-cell office:value-type="float" office:value="135">
            <text:p>13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Form: Freedom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Transmutation</text:p>
          </table:table-cell>
          <table:table-cell/>
          <table:table-cell office:value-type="float" office:value="170">
            <text:p>17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>
            <text:p>Hell Oil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Evocation</text:p>
          </table:table-cell>
          <table:table-cell/>
          <table:table-cell office:value-type="float" office:value="600">
            <text:p>600.0 </text:p>
          </table:table-cell>
          <table:table-cell office:value-type="string">
            <text:p>per pound</text:p>
          </table:table-cell>
          <table:table-cell/>
          <table:table-cell office:value-type="string">
            <text:p>Hell Oil is inert until applied to metal, at which point it begins to burn to high temperature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Ice Oil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Evocation</text:p>
          </table:table-cell>
          <table:table-cell/>
          <table:table-cell office:value-type="float" office:value="600">
            <text:p>600.0 </text:p>
          </table:table-cell>
          <table:table-cell office:value-type="string">
            <text:p>per pound</text:p>
          </table:table-cell>
          <table:table-cell/>
          <table:table-cell office:value-type="string">
            <text:p>Ice Oil is inert until applied to metal, at which point it begins to freeze to very low temperature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Miner’s Savior</text:p>
          </table:table-cell>
          <table:table-cell/>
          <table:table-cell office:value-type="string">
            <text:p>Semi-Solid</text:p>
          </table:table-cell>
          <table:table-cell office:value-type="string">
            <text:p>Instant</text:p>
          </table:table-cell>
          <table:table-cell office:value-type="string">
            <text:p>Transmutation</text:p>
          </table:table-cell>
          <table:table-cell/>
          <table:table-cell office:value-type="float" office:value="15">
            <text:p>15.0 </text:p>
          </table:table-cell>
          <table:table-cell office:value-type="string">
            <text:p>per pound</text:p>
          </table:table-cell>
          <table:table-cell/>
          <table:table-cell office:value-type="string">
            <text:p>Miner’s Savior is a liquid until exposed to air, at which point it begins to quickly expand and become solid. The resulting solid forms as matrix of psuedo-rock hexagon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Assassins’s Slick</text:p>
          </table:table-cell>
          <table:table-cell/>
          <table:table-cell office:value-type="string">
            <text:p>Semi-Gas</text:p>
          </table:table-cell>
          <table:table-cell office:value-type="string">
            <text:p>Instant</text:p>
          </table:table-cell>
          <table:table-cell office:value-type="string">
            <text:p>Transmutation</text:p>
          </table:table-cell>
          <table:table-cell/>
          <table:table-cell office:value-type="float" office:value="18">
            <text:p>18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Assassins’s Ink</text:p>
          </table:table-cell>
          <table:table-cell/>
          <table:table-cell office:value-type="string">
            <text:p>Liqu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/>
          <table:table-cell office:value-type="float" office:value="3">
            <text:p>3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Traditional Poison</text:p>
          </table:table-cell>
          <table:table-cell/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vocation</text:p>
          </table:table-cell>
          <table:table-cell/>
          <table:table-cell office:value-type="float" office:value="10">
            <text:p>1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2dX where x is progressive dice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Imparement Poison: …</text:p>
          </table:table-cell>
          <table:table-cell/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vocation</text:p>
          </table:table-cell>
          <table:table-cell/>
          <table:table-cell office:value-type="float" office:value="15">
            <text:p>15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King’s Last Drink</text:p>
          </table:table-cell>
          <table:table-cell/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vocation</text:p>
          </table:table-cell>
          <table:table-cell/>
          <table:table-cell office:value-type="float" office:value="30">
            <text:p>3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5d12 acid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tink</text:p>
          </table:table-cell>
          <table:table-cell/>
          <table:table-cell office:value-type="string">
            <text:p>Semi-Gas</text:p>
          </table:table-cell>
          <table:table-cell office:value-type="string">
            <text:p>Poison</text:p>
          </table:table-cell>
          <table:table-cell office:value-type="string">
            <text:p>Evocation</text:p>
          </table:table-cell>
          <table:table-cell/>
          <table:table-cell office:value-type="float" office:value="4">
            <text:p>4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Royal Water</text:p>
          </table:table-cell>
          <table:table-cell/>
          <table:table-cell office:value-type="string">
            <text:p>Liquid</text:p>
          </table:table-cell>
          <table:table-cell office:value-type="string">
            <text:p>Acid</text:p>
          </table:table-cell>
          <table:table-cell office:value-type="string">
            <text:p>Evocation</text:p>
          </table:table-cell>
          <table:table-cell/>
          <table:table-cell office:value-type="float" office:value="18">
            <text:p>18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Enchanter’s Acid</text:p>
          </table:table-cell>
          <table:table-cell/>
          <table:table-cell office:value-type="string">
            <text:p>Liquid</text:p>
          </table:table-cell>
          <table:table-cell office:value-type="string">
            <text:p>Acid</text:p>
          </table:table-cell>
          <table:table-cell office:value-type="string">
            <text:p>Evocation</text:p>
          </table:table-cell>
          <table:table-cell/>
          <table:table-cell office:value-type="float" office:value="20">
            <text:p>20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Dwarven Grease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Abjuration</text:p>
          </table:table-cell>
          <table:table-cell/>
          <table:table-cell office:value-type="float" office:value="20">
            <text:p>20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Scar Balm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Necromancy</text:p>
          </table:table-cell>
          <table:table-cell/>
          <table:table-cell office:value-type="float" office:value="12">
            <text:p>12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Heamox Balm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Necromancy</text:p>
          </table:table-cell>
          <table:table-cell/>
          <table:table-cell office:value-type="float" office:value="15">
            <text:p>15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Huumpo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Evocation</text:p>
          </table:table-cell>
          <table:table-cell/>
          <table:table-cell office:value-type="float" office:value="7">
            <text:p>7.0 </text:p>
          </table:table-cell>
          <table:table-cell office:value-type="string">
            <text:p>per pound</text:p>
          </table:table-cell>
          <table:table-cell/>
          <table:table-cell office:value-type="string">
            <text:p>An incredibly flammable pink bubbly substanc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Alchemical Clay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Transmutation</text:p>
          </table:table-cell>
          <table:table-cell/>
          <table:table-cell office:value-type="float" office:value="4">
            <text:p>4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Alchemical Fiber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Abjuration</text:p>
          </table:table-cell>
          <table:table-cell/>
          <table:table-cell office:value-type="float" office:value="20">
            <text:p>20.0 </text:p>
          </table:table-cell>
          <table:table-cell office:value-type="string">
            <text:p>per sq. yar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Alchemical Leather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Abjuration</text:p>
          </table:table-cell>
          <table:table-cell/>
          <table:table-cell office:value-type="float" office:value="24">
            <text:p>24.0 </text:p>
          </table:table-cell>
          <table:table-cell office:value-type="string">
            <text:p>per sq. yar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Elvenfiber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Abjuration</text:p>
          </table:table-cell>
          <table:table-cell/>
          <table:table-cell office:value-type="float" office:value="35">
            <text:p>35.0 </text:p>
          </table:table-cell>
          <table:table-cell office:value-type="string">
            <text:p>per sq. yar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Dark Oil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Transmutation</text:p>
          </table:table-cell>
          <table:table-cell/>
          <table:table-cell office:value-type="float" office:value="40">
            <text:p>40.0 </text:p>
          </table:table-cell>
          <table:table-cell office:value-type="string">
            <text:p>per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Black Steel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nchantment</text:p>
          </table:table-cell>
          <table:table-cell/>
          <table:table-cell office:value-type="float" office:value="75">
            <text:p>75.0 </text:p>
          </table:table-cell>
          <table:table-cell office:value-type="string">
            <text:p>per pound</text:p>
          </table:table-cell>
          <table:table-cell/>
          <table:table-cell office:value-type="string">
            <text:p>A compound of traditional iron and the alchemical substance known as Dark Oil. This compound is incredibly resilient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Bituitem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/>
          <table:table-cell office:value-type="float" office:value="25">
            <text:p>25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Pressigen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/>
          <table:table-cell office:value-type="float" office:value="150">
            <text:p>150.0 </text:p>
          </table:table-cell>
          <table:table-cell office:value-type="string">
            <text:p>per sq. yar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Pure Force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/>
          <table:table-cell office:value-type="float" office:value="12">
            <text:p>12.0 </text:p>
          </table:table-cell>
          <table:table-cell office:value-type="string">
            <text:p>per pound</text:p>
          </table:table-cell>
          <table:table-cell/>
          <table:table-cell office:value-type="string">
            <text:p>A nearly invisible physical formation of magical forc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Magical Bean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/>
          <table:table-cell office:value-type="float" office:value="1">
            <text:p>1.0 </text:p>
          </table:table-cell>
          <table:table-cell office:value-type="string">
            <text:p>per 12 beans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Alchemical Chalk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/>
          <table:table-cell office:value-type="float" office:value="1.4">
            <text:p>1.4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Alchemical Thermit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vocation</text:p>
          </table:table-cell>
          <table:table-cell/>
          <table:table-cell office:value-type="float" office:value="5.8">
            <text:p>5.8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Alchemical Explosiv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vocation</text:p>
          </table:table-cell>
          <table:table-cell/>
          <table:table-cell office:value-type="float" office:value="4.6">
            <text:p>4.6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Suregrip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/>
          <table:table-cell office:value-type="float" office:value="0.2">
            <text:p>0.2 </text:p>
          </table:table-cell>
          <table:table-cell office:value-type="string">
            <text:p>per ounce</text:p>
          </table:table-cell>
          <table:table-cell/>
          <table:table-cell office:value-type="string">
            <text:p>A yellow chalky powder that, once wet, becomes incredibly sticky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Bulbkiss</text:p>
          </table:table-cell>
          <table:table-cell/>
          <table:table-cell office:value-type="string">
            <text:p>Solid</text:p>
          </table:table-cell>
          <table:table-cell office:value-type="string">
            <text:p>Vice</text:p>
          </table:table-cell>
          <table:table-cell office:value-type="string">
            <text:p>Transmutation</text:p>
          </table:table-cell>
          <table:table-cell/>
          <table:table-cell office:value-type="float" office:value="18">
            <text:p>18.0 </text:p>
          </table:table-cell>
          <table:table-cell office:value-type="string">
            <text:p>per ounce</text:p>
          </table:table-cell>
          <table:table-cell/>
          <table:table-cell office:value-type="string">
            <text:p>A high-end powder hallucinogen inhalant. Mildly addictive, and overdose is uncommon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Nova</text:p>
          </table:table-cell>
          <table:table-cell/>
          <table:table-cell office:value-type="string">
            <text:p>Solid</text:p>
          </table:table-cell>
          <table:table-cell office:value-type="string">
            <text:p>Vice</text:p>
          </table:table-cell>
          <table:table-cell office:value-type="string">
            <text:p>Transmutation</text:p>
          </table:table-cell>
          <table:table-cell/>
          <table:table-cell office:value-type="float" office:value="12">
            <text:p>12.0 </text:p>
          </table:table-cell>
          <table:table-cell office:value-type="string">
            <text:p>per ounce</text:p>
          </table:table-cell>
          <table:table-cell/>
          <table:table-cell office:value-type="string">
            <text:p><text:span text:style-name="T3">A mid-end powder </text:span>stimulant inhalant. Addiction is common, and overdose is deadly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Dareanamon</text:p>
          </table:table-cell>
          <table:table-cell/>
          <table:table-cell office:value-type="string">
            <text:p>Solid</text:p>
          </table:table-cell>
          <table:table-cell office:value-type="string">
            <text:p>Vice</text:p>
          </table:table-cell>
          <table:table-cell office:value-type="string">
            <text:p>Transmutation</text:p>
          </table:table-cell>
          <table:table-cell/>
          <table:table-cell office:value-type="float" office:value="25">
            <text:p>25.0 </text:p>
          </table:table-cell>
          <table:table-cell office:value-type="string">
            <text:p>per ounce</text:p>
          </table:table-cell>
          <table:table-cell/>
          <table:table-cell office:value-type="string">
            <text:p>A high-end crystal euphoriant. Sometimes sold as a more expensive syrup. Mildly addictive, and overdoses are common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Isiopara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/>
          <table:table-cell office:value-type="float" office:value="63">
            <text:p>63.0 </text:p>
          </table:table-cell>
          <table:table-cell office:value-type="string">
            <text:p>per ounce</text:p>
          </table:table-cell>
          <table:table-cell/>
          <table:table-cell office:value-type="string">
            <text:p>A powerful powder that has multiple effects, depending on the manner of it’s consumption. It is commonly applied to wounds as a coagulant, and it is commonly sniffed or aresolised as a stimulant. It is only slightly addictive, and overdose is uncommon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pell-smoke</text:p>
          </table:table-cell>
          <table:table-cell/>
          <table:table-cell office:value-type="string">
            <text:p>Gas</text:p>
          </table:table-cell>
          <table:table-cell office:value-type="string">
            <text:p>Equipment</text:p>
          </table:table-cell>
          <table:table-cell office:value-type="string">
            <text:p>Abjuration</text:p>
          </table:table-cell>
          <table:table-cell/>
          <table:table-cell office:value-type="float" office:value="7">
            <text:p>7.0 </text:p>
          </table:table-cell>
          <table:table-cell office:value-type="string">
            <text:p>per ounce</text:p>
          </table:table-cell>
          <table:table-cell/>
          <table:table-cell office:value-type="string">
            <text:p>Produced by many formulas, when reproducible in solid product, such as a bundle of herb or some such, this is a powerful tool in a mage-hunter’s belt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Auspex Lens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Divination</text:p>
          </table:table-cell>
          <table:table-cell table:number-columns-repeated="2"/>
          <table:table-cell office:value-type="string">
            <text:p>per carat</text:p>
          </table:table-cell>
          <table:table-cell table:number-columns-repeated="55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>
            <text:p>Rune, Wonder: …</text:p>
          </table:table-cell>
          <table:table-cell/>
          <table:table-cell office:value-type="string">
            <text:p>Arcana</text:p>
          </table:table-cell>
          <table:table-cell office:value-type="string">
            <text:p>Rune</text:p>
          </table:table-cell>
          <table:table-cell office:value-type="string">
            <text:p>x</text:p>
          </table:table-cell>
          <table:table-cell/>
          <table:table-cell office:value-type="float" office:value="600">
            <text:p>600.0 </text:p>
          </table:table-cell>
          <table:table-cell office:value-type="string">
            <text:p>per rune</text:p>
          </table:table-cell>
          <table:table-cell/>
          <table:table-cell office:value-type="string">
            <text:p>A single rune set for a single purpos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Rune, Enhance: …</text:p>
          </table:table-cell>
          <table:table-cell/>
          <table:table-cell office:value-type="string">
            <text:p>Arcana</text:p>
          </table:table-cell>
          <table:table-cell office:value-type="string">
            <text:p>Rune</text:p>
          </table:table-cell>
          <table:table-cell office:value-type="string">
            <text:p>x</text:p>
          </table:table-cell>
          <table:table-cell/>
          <table:table-cell office:value-type="float" office:value="1200">
            <text:p>1,200.0 </text:p>
          </table:table-cell>
          <table:table-cell office:value-type="string">
            <text:p>per rune</text:p>
          </table:table-cell>
          <table:table-cell/>
          <table:table-cell office:value-type="string">
            <text:p>A single rune set for a single purpos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Rune, Curse: …</text:p>
          </table:table-cell>
          <table:table-cell/>
          <table:table-cell office:value-type="string">
            <text:p>Arcana</text:p>
          </table:table-cell>
          <table:table-cell office:value-type="string">
            <text:p>Rune</text:p>
          </table:table-cell>
          <table:table-cell office:value-type="string">
            <text:p>x</text:p>
          </table:table-cell>
          <table:table-cell/>
          <table:table-cell office:value-type="float" office:value="300">
            <text:p>300.0 </text:p>
          </table:table-cell>
          <table:table-cell office:value-type="string">
            <text:p>per rune</text:p>
          </table:table-cell>
          <table:table-cell/>
          <table:table-cell office:value-type="string">
            <text:p>A single rune set for a single purpos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croll of First Level</text:p>
          </table:table-cell>
          <table:table-cell/>
          <table:table-cell office:value-type="string">
            <text:p>Solid</text:p>
          </table:table-cell>
          <table:table-cell office:value-type="string">
            <text:p>Scroll</text:p>
          </table:table-cell>
          <table:table-cell office:value-type="string">
            <text:p>x</text:p>
          </table:table-cell>
          <table:table-cell/>
          <table:table-cell office:value-type="float" office:value="300">
            <text:p>300.0 </text:p>
          </table:table-cell>
          <table:table-cell office:value-type="string">
            <text:p>per scroll</text:p>
          </table:table-cell>
          <table:table-cell/>
          <table:table-cell office:value-type="string">
            <text:p>You should know what a scroll is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croll of Second Level</text:p>
          </table:table-cell>
          <table:table-cell/>
          <table:table-cell office:value-type="string">
            <text:p>Solid</text:p>
          </table:table-cell>
          <table:table-cell office:value-type="string">
            <text:p>Scroll</text:p>
          </table:table-cell>
          <table:table-cell office:value-type="string">
            <text:p>x</text:p>
          </table:table-cell>
          <table:table-cell/>
          <table:table-cell office:value-type="float" office:value="900">
            <text:p>900.0 </text:p>
          </table:table-cell>
          <table:table-cell office:value-type="string">
            <text:p>per scroll</text:p>
          </table:table-cell>
          <table:table-cell/>
          <table:table-cell office:value-type="string">
            <text:p>You should know what a scroll is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croll of Third Level</text:p>
          </table:table-cell>
          <table:table-cell/>
          <table:table-cell office:value-type="string">
            <text:p>Solid</text:p>
          </table:table-cell>
          <table:table-cell office:value-type="string">
            <text:p>Scroll</text:p>
          </table:table-cell>
          <table:table-cell office:value-type="string">
            <text:p>x</text:p>
          </table:table-cell>
          <table:table-cell/>
          <table:table-cell office:value-type="float" office:value="2700">
            <text:p>2,700.0 </text:p>
          </table:table-cell>
          <table:table-cell office:value-type="string">
            <text:p>per scroll</text:p>
          </table:table-cell>
          <table:table-cell/>
          <table:table-cell office:value-type="string">
            <text:p>You should know what a scroll is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pell Gem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/>
          <table:table-cell office:value-type="float" office:value="9000">
            <text:p>9,000.0 </text:p>
          </table:table-cell>
          <table:table-cell office:value-type="string">
            <text:p>per carat/5 slots</text:p>
          </table:table-cell>
          <table:table-cell/>
          <table:table-cell office:value-type="string">
            <text:p>A gem that has been enchanted with the power of a spell some times over. When a command word is spoken, the spell is evoked from the gem. These, like wands, cannot be recharged.</text:p>
          </table:table-cell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>
            <text:p>Heart Vin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Conjuration</text:p>
          </table:table-cell>
          <table:table-cell/>
          <table:table-cell office:value-type="float" office:value="300">
            <text:p>300.0 </text:p>
          </table:table-cell>
          <table:table-cell office:value-type="string">
            <text:p>per unit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Flashpellet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vocation</text:p>
          </table:table-cell>
          <table:table-cell/>
          <table:table-cell office:value-type="float" office:value="14">
            <text:p>14.0 </text:p>
          </table:table-cell>
          <table:table-cell office:value-type="string">
            <text:p>per 25 beads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Thorn Bloom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Conjuration</text:p>
          </table:table-cell>
          <table:table-cell/>
          <table:table-cell office:value-type="float" office:value="40">
            <text:p>40.0 </text:p>
          </table:table-cell>
          <table:table-cell office:value-type="string">
            <text:p>per unit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Temptation Arch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 table:number-columns-repeated="2"/>
          <table:table-cell office:value-type="string">
            <text:p>per unit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Chaotic Gold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 table:number-columns-repeated="2"/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Secreclude Propaterol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 table:number-columns-repeated="2"/>
          <table:table-cell office:value-type="string">
            <text:p>per ounce</text:p>
          </table:table-cell>
          <table:table-cell/>
          <table:table-cell office:value-type="string">
            <text:p>see minyostalma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retokarin</text:p>
          </table:table-cell>
          <table:table-cell/>
          <table:table-cell office:value-type="string">
            <text:p>Liqu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 table:number-columns-repeated="2"/>
          <table:table-cell office:value-type="string">
            <text:p>per 1/16th gallon</text:p>
          </table:table-cell>
          <table:table-cell/>
          <table:table-cell office:value-type="string">
            <text:p>see minyostalma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Ambebamol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 table:number-columns-repeated="2"/>
          <table:table-cell office:value-type="string">
            <text:p>per ounce</text:p>
          </table:table-cell>
          <table:table-cell/>
          <table:table-cell office:value-type="string">
            <text:p>see minyostalma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Aerotide</text:p>
          </table:table-cell>
          <table:table-cell/>
          <table:table-cell office:value-type="string">
            <text:p>Gas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 table:number-columns-repeated="2"/>
          <table:table-cell office:value-type="string">
            <text:p>per gallon</text:p>
          </table:table-cell>
          <table:table-cell/>
          <table:table-cell office:value-type="string">
            <text:p>see minyostalma</text:p>
          </table:table-cell>
          <table:table-cell table:number-columns-repeated="53"/>
        </table:table-row>
        <table:table-row table:style-name="ro1" table:number-rows-repeated="9">
          <table:table-cell table:number-columns-repeated="64"/>
        </table:table-row>
        <table:table-row table:style-name="ro1">
          <table:table-cell/>
          <table:table-cell office:value-type="string">
            <text:p>Torrin's Bane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Evocation</text:p>
          </table:table-cell>
          <table:table-cell table:number-columns-repeated="2"/>
          <table:table-cell office:value-type="string">
            <text:p>per 1/16th gallon</text:p>
          </table:table-cell>
          <table:table-cell/>
          <table:table-cell office:value-type="string">
            <text:p>Red paste with white stripes, 2d10 radiant as thrown, +1d10 radiant on weapon attacks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Nalasculas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Necromancy</text:p>
          </table:table-cell>
          <table:table-cell table:number-columns-repeated="2"/>
          <table:table-cell office:value-type="string">
            <text:p>per pound</text:p>
          </table:table-cell>
          <table:table-cell/>
          <table:table-cell office:value-type="string">
            <text:p>Brown-red paste with silver-white flecks. An anti-petrification agent that spreads quickly and easily.</text:p>
          </table:table-cell>
          <table:table-cell table:number-columns-repeated="53"/>
        </table:table-row>
        <table:table-row table:style-name="ro1" table:number-rows-repeated="1048480">
          <table:table-cell table:number-columns-repeated="64"/>
        </table:table-row>
        <table:table-row table:style-name="ro1">
          <table:table-cell table:number-columns-repeated="6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 number:title="User-defined">
      <number:number number:decimal-places="1" number:min-integer-digits="1"/>
    </number:number-style>
    <number:number-style style:name="N119P0" style:volatile="true">
      <number:number number:decimal-places="1" number:min-integer-digits="1" number:grouping="true"/>
      <number:text> </number:text>
    </number:number-style>
    <number:number-style style:name="N119" number:title="User-defined">
      <number:text>(</number:text>
      <number:number number:decimal-places="1" number:min-integer-digits="1" number:grouping="true"/>
      <number:text>)</number:text>
      <style:map style:condition="value()&gt;=0" style:apply-style-name="N119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102in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2-10">02/10/2024</text:date>, <text:time>23:15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23T00:29:29.405000000</meta:creation-date>
    <dc:date>2024-02-10T23:15:19.67</dc:date>
    <meta:editing-duration>P21DT4H22M58S</meta:editing-duration>
    <meta:editing-cycles>17</meta:editing-cycles>
    <meta:generator>OpenOffice/4.1.14$Win32 OpenOffice.org_project/4114m1$Build-9811</meta:generator>
    <meta:document-statistic meta:table-count="1" meta:cell-count="543" meta:object-count="0"/>
  </office:meta>
</office:document-meta>
</file>